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cbe3" officeooo:paragraph-rsid="0019cbe3"/>
    </style:style>
    <style:style style:name="P2" style:family="paragraph" style:parent-style-name="Standard">
      <style:paragraph-properties fo:text-align="start" style:justify-single-word="false"/>
      <style:text-properties officeooo:rsid="0019cbe3" officeooo:paragraph-rsid="0019cbe3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9cbe3" officeooo:paragraph-rsid="0019cbe3" fo:background-color="#1e1e1e"/>
    </style:style>
    <style:style style:name="P5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af31e" officeooo:paragraph-rsid="001af31e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c9cdc" officeooo:paragraph-rsid="001c9cdc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9" style:family="paragraph" style:parent-style-name="Standard">
      <style:paragraph-properties fo:text-align="start" style:justify-single-word="false"/>
      <style:text-properties officeooo:rsid="001af31e" officeooo:paragraph-rsid="001af31e"/>
    </style:style>
    <style:style style:name="P10" style:family="paragraph" style:parent-style-name="Standard">
      <style:paragraph-properties fo:text-align="start" style:justify-single-word="false"/>
      <style:text-properties officeooo:rsid="001c9cdc" officeooo:paragraph-rsid="001c9cdc"/>
    </style:style>
    <style:style style:name="P11" style:family="paragraph" style:parent-style-name="Standard">
      <style:paragraph-properties style:line-height-at-least="0.503cm"/>
      <style:text-properties fo:color="#608b4e" style:font-name="Droid Sans Mono" fo:font-size="10.5pt" fo:font-weight="normal" fo:background-color="#1e1e1e"/>
    </style:style>
    <style:style style:name="P12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9cdcfe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4ec9b0"/>
    </style:style>
    <style:style style:name="T7" style:family="text">
      <style:text-properties fo:color="#c586c0"/>
    </style:style>
    <style:style style:name="T8" style:family="text">
      <style:text-properties fo:color="#608b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ção de código</text:p>
      <text:p text:style-name="P1">Game Snake</text:p>
      <text:p text:style-name="P1"/>
      <text:p text:style-name="P1"/>
      <text:p text:style-name="P2">O trecho que realiza o posicionamento e configuração da janela do jogo:</text:p>
      <text:p text:style-name="P2"/>
      <text:p text:style-name="P4"><text:span text:style-name="T1">Console</text:span>.<text:span text:style-name="T1">CursorVisible</text:span> = (<text:span text:style-name="T2">false</text:span>);</text:p>
      <text:p text:style-name="P3"><text:span text:style-name="T1">Console</text:span>.<text:span text:style-name="T1">Title</text:span> = <text:span text:style-name="T3">"Snaaaaake!"</text:span>;</text:p>
      <text:p text:style-name="P12"/>
      <text:p text:style-name="P3"><text:span text:style-name="T1">Console</text:span>.<text:span text:style-name="T4">SetWindowSize</text:span>(<text:span text:style-name="T5">56</text:span>, <text:span text:style-name="T5">38</text:span>);</text:p>
      <text:p text:style-name="P7"/>
      <text:p text:style-name="P3"><text:span text:style-name="T1">Console</text:span>.<text:span text:style-name="T4">SetBufferSize</text:span>(<text:span text:style-name="T1">Console</text:span>.<text:span text:style-name="T1">WindowWidth</text:span>, <text:span text:style-name="T1">Console</text:span>.<text:span text:style-name="T1">WindowHeight</text:span>);</text:p>
      <text:p text:style-name="P3"><text:span text:style-name="T1">Console</text:span>.<text:span text:style-name="T1">ForegroundColor</text:span> = <text:span text:style-name="T1">ConsoleColor</text:span>.<text:span text:style-name="T1">Green</text:span>;</text:p>
      <text:p text:style-name="P3"><text:span text:style-name="T1">Console</text:span>.<text:span text:style-name="T1">BackgroundColor</text:span> = <text:span text:style-name="T1">ConsoleColor</text:span>.<text:span text:style-name="T1">Black</text:span>;</text:p>
      <text:p text:style-name="P3"><text:span text:style-name="T1">Console</text:span>.<text:span text:style-name="T4">Clear</text:span>();</text:p>
      <text:p text:style-name="P7"/>
      <text:p text:style-name="P3"><text:span text:style-name="T6">ConsoleColor</text:span> bgColor = <text:span text:style-name="T1">Console</text:span>.<text:span text:style-name="T1">BackgroundColor</text:span>;</text:p>
      <text:p text:style-name="P3"><text:span text:style-name="T6">ConsoleColor</text:span> fgColor = <text:span text:style-name="T1">Console</text:span>.<text:span text:style-name="T1">ForegroundColor</text:span>;</text:p>
      <text:p text:style-name="P3"><text:span text:style-name="T2">int</text:span> delay = <text:span text:style-name="T5">100</text:span>;</text:p>
      <text:p text:style-name="P3"><text:span text:style-name="T2">string</text:span> direction = <text:span text:style-name="T3">"right"</text:span>;</text:p>
      <text:p text:style-name="P7"/>
      <text:p text:style-name="P3"><text:span text:style-name="T2">int</text:span> snakeLength = <text:span text:style-name="T5">8</text:span>;</text:p>
      <text:p text:style-name="P2"/>
      <text:p text:style-name="P2"/>
      <text:p text:style-name="P2">Realiza o “reset” do jogo no estado incial </text:p>
      <text:p text:style-name="P2"/>
      <text:p text:style-name="P4"><text:span text:style-name="T6">Random</text:span> rnd = <text:span text:style-name="T2">new</text:span> <text:span text:style-name="T6">Random</text:span>();</text:p>
      <text:p text:style-name="P7"/>
      <text:p text:style-name="P3"><text:span text:style-name="T2">int</text:span> score = <text:span text:style-name="T5">0</text:span>;</text:p>
      <text:p text:style-name="P3"><text:span text:style-name="T2">int</text:span> x = <text:span text:style-name="T5">20</text:span>;</text:p>
      <text:p text:style-name="P3"><text:span text:style-name="T2">int</text:span> y = <text:span text:style-name="T5">20</text:span>;</text:p>
      <text:p text:style-name="P3"><text:span text:style-name="T2">int</text:span> colourTog = <text:span text:style-name="T5">1</text:span>;</text:p>
      <text:p text:style-name="P3"><text:span text:style-name="T2">bool</text:span> alive = <text:span text:style-name="T2">true</text:span>;</text:p>
      <text:p text:style-name="P3"><text:span text:style-name="T2">bool</text:span> pelletOn = <text:span text:style-name="T2">false</text:span>;</text:p>
      <text:p text:style-name="P3"><text:span text:style-name="T2">int</text:span> pelletX = <text:span text:style-name="T5">0</text:span>;</text:p>
      <text:p text:style-name="P3"><text:span text:style-name="T2">int</text:span> pelletY = <text:span text:style-name="T5">0</text:span>;</text:p>
      <text:p text:style-name="P3"/>
      <text:p text:style-name="P2"/>
      <text:p text:style-name="P2">Definição dos pontos de colisão</text:p>
      <text:p text:style-name="P2"/>
      <text:p text:style-name="P4"><text:span text:style-name="T2">int</text:span>[] xPoints;</text:p>
      <text:p text:style-name="P3"><text:span text:style-name="T1">xPoints</text:span> = <text:span text:style-name="T2">new</text:span> <text:span text:style-name="T2">int</text:span>[<text:span text:style-name="T5">8</text:span>] { <text:span text:style-name="T5">20</text:span>, <text:span text:style-name="T5">19</text:span>, <text:span text:style-name="T5">18</text:span>, <text:span text:style-name="T5">17</text:span>, <text:span text:style-name="T5">16</text:span>, <text:span text:style-name="T5">15</text:span>, <text:span text:style-name="T5">14</text:span>, <text:span text:style-name="T5">13</text:span> };</text:p>
      <text:p text:style-name="P3"><text:span text:style-name="T2">int</text:span>[] yPoints;</text:p>
      <text:p text:style-name="P3"><text:span text:style-name="T1">yPoints</text:span> = <text:span text:style-name="T2">new</text:span> <text:span text:style-name="T2">int</text:span>[<text:span text:style-name="T5">8</text:span>] { <text:span text:style-name="T5">20</text:span>, <text:span text:style-name="T5">20</text:span>, <text:span text:style-name="T5">20</text:span>, <text:span text:style-name="T5">20</text:span>, <text:span text:style-name="T5">20</text:span>, <text:span text:style-name="T5">20</text:span>, <text:span text:style-name="T5">20</text:span>, <text:span text:style-name="T5">20</text:span> };</text:p>
      <text:p text:style-name="P2"/>
      <text:p text:style-name="P2"/>
      <text:p text:style-name="P2">Verificação de condição de jogo e colisão</text:p>
      <text:p text:style-name="P2"/>
      <text:p text:style-name="P4"><text:span text:style-name="T7">while</text:span> (<text:span text:style-name="T1">alive</text:span>)</text:p>
      <text:p text:style-name="P3">{</text:p>
      <text:p text:style-name="P3"><text:span text:style-name="T7">if</text:span> (<text:span text:style-name="T1">pelletOn</text:span> == <text:span text:style-name="T2">false</text:span>)</text:p>
      <text:p text:style-name="P3"><text:soft-page-break/>{</text:p>
      <text:p text:style-name="P3"><text:span text:style-name="T2">bool</text:span> collide = <text:span text:style-name="T2">false</text:span>;</text:p>
      <text:p text:style-name="P3"><text:span text:style-name="T1">pelletOn</text:span> = <text:span text:style-name="T2">true</text:span>;</text:p>
      <text:p text:style-name="P3"><text:span text:style-name="T1">pelletX</text:span> = <text:span text:style-name="T1">rnd</text:span>.<text:span text:style-name="T4">Next</text:span>(<text:span text:style-name="T5">4</text:span>, <text:span text:style-name="T1">Console</text:span>.<text:span text:style-name="T1">WindowWidth</text:span> - <text:span text:style-name="T5">4</text:span>);</text:p>
      <text:p text:style-name="P3"><text:span text:style-name="T1">pelletY</text:span> = <text:span text:style-name="T1">rnd</text:span>.<text:span text:style-name="T4">Next</text:span>(<text:span text:style-name="T5">4</text:span>, <text:span text:style-name="T1">Console</text:span>.<text:span text:style-name="T1">WindowHeight</text:span> - <text:span text:style-name="T5">4</text:span>);</text:p>
      <text:p text:style-name="P7"/>
      <text:p text:style-name="P3"><text:span text:style-name="T7">for</text:span> (<text:span text:style-name="T2">int</text:span> l = (<text:span text:style-name="T1">xPoints</text:span>.<text:span text:style-name="T1">Length</text:span> - <text:span text:style-name="T5">1</text:span>); <text:span text:style-name="T1">l</text:span> &gt; <text:span text:style-name="T5">1</text:span>; <text:span text:style-name="T1">l</text:span>--)</text:p>
      <text:p text:style-name="P3">{</text:p>
      <text:p text:style-name="P3"><text:span text:style-name="T7">if</text:span> (<text:span text:style-name="T1">xPoints</text:span>[<text:span text:style-name="T1">l</text:span>] == <text:span text:style-name="T1">pelletX</text:span> &amp; <text:span text:style-name="T1">yPoints</text:span>[<text:span text:style-name="T1">l</text:span>] == <text:span text:style-name="T1">pelletY</text:span>)</text:p>
      <text:p text:style-name="P3">{</text:p>
      <text:p text:style-name="P3"><text:span text:style-name="T1">collide</text:span> = <text:span text:style-name="T2">true</text:span>;</text:p>
      <text:p text:style-name="P3">}</text:p>
      <text:p text:style-name="P3">}</text:p>
      <text:p text:style-name="P3"><text:span text:style-name="T7">if</text:span> (<text:span text:style-name="T1">collide</text:span> == <text:span text:style-name="T2">true</text:span>)</text:p>
      <text:p text:style-name="P3">{</text:p>
      <text:p text:style-name="P3"><text:span text:style-name="T1">pelletOn</text:span> = <text:span text:style-name="T2">false</text:span>;</text:p>
      <text:p text:style-name="P3"><text:span text:style-name="T7">break</text:span>;</text:p>
      <text:p text:style-name="P3">}</text:p>
      <text:p text:style-name="P8">else</text:p>
      <text:p text:style-name="P3">{</text:p>
      <text:p text:style-name="P3"><text:span text:style-name="T1">Console</text:span>.<text:span text:style-name="T4">SetCursorPosition</text:span>(<text:span text:style-name="T1">pelletX</text:span>, <text:span text:style-name="T1">pelletY</text:span>);</text:p>
      <text:p text:style-name="P3"><text:span text:style-name="T1">Console</text:span>.<text:span text:style-name="T1">ForegroundColor</text:span> = <text:span text:style-name="T1">ConsoleColor</text:span>.<text:span text:style-name="T1">Cyan</text:span>;</text:p>
      <text:p text:style-name="P3"><text:span text:style-name="T1">Console</text:span>.<text:span text:style-name="T1">BackgroundColor</text:span> = <text:span text:style-name="T1">bgColor</text:span>;</text:p>
      <text:p text:style-name="P3"><text:span text:style-name="T1">Console</text:span>.<text:span text:style-name="T4">Write</text:span>(<text:span text:style-name="T3">"#"</text:span>);</text:p>
      <text:p text:style-name="P3"><text:span text:style-name="T1">pelletOn</text:span> = <text:span text:style-name="T2">true</text:span>;</text:p>
      <text:p text:style-name="P3">}</text:p>
      <text:p text:style-name="P7"/>
      <text:p text:style-name="P3">}</text:p>
      <text:p text:style-name="P2"/>
      <text:p text:style-name="P2"/>
      <text:p text:style-name="P9">Controle de direção com interação via teclado</text:p>
      <text:p text:style-name="P9"/>
      <text:p text:style-name="P5"><text:span text:style-name="T1">Array</text:span>.<text:span text:style-name="T4">Resize</text:span>&lt;<text:span text:style-name="T2">int</text:span>&gt;(<text:span text:style-name="T2">ref</text:span> <text:span text:style-name="T1">xPoints</text:span>, <text:span text:style-name="T1">snakeLength</text:span>);</text:p>
      <text:p text:style-name="P3"><text:span text:style-name="T1">Array</text:span>.<text:span text:style-name="T4">Resize</text:span>&lt;<text:span text:style-name="T2">int</text:span>&gt;(<text:span text:style-name="T2">ref</text:span> <text:span text:style-name="T1">yPoints</text:span>, <text:span text:style-name="T1">snakeLength</text:span>);</text:p>
      <text:p text:style-name="P7"/>
      <text:p text:style-name="P3"><text:span text:style-name="T1">System</text:span>.<text:span text:style-name="T1">Threading</text:span>.<text:span text:style-name="T1">Thread</text:span>.<text:span text:style-name="T4">Sleep</text:span>(<text:span text:style-name="T1">delay</text:span>);</text:p>
      <text:p text:style-name="P3"><text:span text:style-name="T1">colourTog</text:span>++;</text:p>
      <text:p text:style-name="P3"><text:span text:style-name="T7">if</text:span> (<text:span text:style-name="T1">Console</text:span>.<text:span text:style-name="T1">KeyAvailable</text:span>)</text:p>
      <text:p text:style-name="P3">{</text:p>
      <text:p text:style-name="P3"><text:span text:style-name="T6">ConsoleKeyInfo</text:span> key = <text:span text:style-name="T1">Console</text:span>.<text:span text:style-name="T4">ReadKey</text:span>(<text:span text:style-name="T2">true</text:span>);</text:p>
      <text:p text:style-name="P3"><text:span text:style-name="T7">switch</text:span> (<text:span text:style-name="T1">key</text:span>.<text:span text:style-name="T1">Key</text:span>)</text:p>
      <text:p text:style-name="P3">{</text:p>
      <text:p text:style-name="P3"><text:span text:style-name="T7">case</text:span> <text:span text:style-name="T1">ConsoleKey</text:span>.<text:span text:style-name="T1">RightArrow</text:span>:</text:p>
      <text:p text:style-name="P3"><text:span text:style-name="T7">if</text:span> (<text:span text:style-name="T1">direction</text:span> != <text:span text:style-name="T3">"left"</text:span>)</text:p>
      <text:p text:style-name="P3">{</text:p>
      <text:p text:style-name="P3"><text:span text:style-name="T1">direction</text:span> = <text:span text:style-name="T3">"right"</text:span>;</text:p>
      <text:p text:style-name="P3">}</text:p>
      <text:p text:style-name="P3"><text:span text:style-name="T7">break</text:span>;</text:p>
      <text:p text:style-name="P3"><text:span text:style-name="T7">case</text:span> <text:span text:style-name="T1">ConsoleKey</text:span>.<text:span text:style-name="T1">LeftArrow</text:span>:</text:p>
      <text:p text:style-name="P3"><text:span text:style-name="T7">if</text:span> (<text:span text:style-name="T1">direction</text:span> != <text:span text:style-name="T3">"right"</text:span>)</text:p>
      <text:p text:style-name="P3">{</text:p>
      <text:p text:style-name="P3"><text:soft-page-break/><text:span text:style-name="T1">direction</text:span> = <text:span text:style-name="T3">"left"</text:span>;</text:p>
      <text:p text:style-name="P3">}</text:p>
      <text:p text:style-name="P3"><text:span text:style-name="T7">break</text:span>;</text:p>
      <text:p text:style-name="P3"><text:span text:style-name="T7">case</text:span> <text:span text:style-name="T1">ConsoleKey</text:span>.<text:span text:style-name="T1">UpArrow</text:span>:</text:p>
      <text:p text:style-name="P7"/>
      <text:p text:style-name="P3"><text:span text:style-name="T7">if</text:span> (<text:span text:style-name="T1">direction</text:span> != <text:span text:style-name="T3">"down"</text:span>)</text:p>
      <text:p text:style-name="P3">{</text:p>
      <text:p text:style-name="P3"><text:span text:style-name="T1">direction</text:span> = <text:span text:style-name="T3">"up"</text:span>;</text:p>
      <text:p text:style-name="P3">}</text:p>
      <text:p text:style-name="P3"><text:span text:style-name="T7">break</text:span>;</text:p>
      <text:p text:style-name="P3"><text:span text:style-name="T7">case</text:span> <text:span text:style-name="T1">ConsoleKey</text:span>.<text:span text:style-name="T1">DownArrow</text:span>:</text:p>
      <text:p text:style-name="P7"/>
      <text:p text:style-name="P3"><text:span text:style-name="T7">if</text:span> (<text:span text:style-name="T1">direction</text:span> != <text:span text:style-name="T3">"up"</text:span>)</text:p>
      <text:p text:style-name="P3">{</text:p>
      <text:p text:style-name="P3"><text:span text:style-name="T1">direction</text:span> = <text:span text:style-name="T3">"down"</text:span>;</text:p>
      <text:p text:style-name="P3">}</text:p>
      <text:p text:style-name="P3"><text:span text:style-name="T7">break</text:span>;</text:p>
      <text:p text:style-name="P3"><text:span text:style-name="T7">default</text:span>:</text:p>
      <text:p text:style-name="P3"><text:span text:style-name="T7">break</text:span>;</text:p>
      <text:p text:style-name="P3">}</text:p>
      <text:p text:style-name="P3">} <text:span text:style-name="T8">//Inputs &amp; direction</text:span></text:p>
      <text:p text:style-name="P9"/>
      <text:p text:style-name="P2"/>
      <text:p text:style-name="P2"/>
      <text:p text:style-name="P2"/>
      <text:p text:style-name="P9">Modificação de direção do Snake dentro do jogo</text:p>
      <text:p text:style-name="P9"/>
      <text:p text:style-name="P5"><text:span text:style-name="T7">if</text:span> (<text:span text:style-name="T1">direction</text:span> == <text:span text:style-name="T3">"right"</text:span>)</text:p>
      <text:p text:style-name="P3">{</text:p>
      <text:p text:style-name="P3"><text:span text:style-name="T1">x</text:span> += <text:span text:style-name="T5">1</text:span>;</text:p>
      <text:p text:style-name="P3">}</text:p>
      <text:p text:style-name="P3"><text:span text:style-name="T7">else</text:span> <text:span text:style-name="T7">if</text:span> (<text:span text:style-name="T1">direction</text:span> == <text:span text:style-name="T3">"left"</text:span>)</text:p>
      <text:p text:style-name="P3">{</text:p>
      <text:p text:style-name="P3"><text:span text:style-name="T1">x</text:span> -= <text:span text:style-name="T5">1</text:span>;</text:p>
      <text:p text:style-name="P3">}</text:p>
      <text:p text:style-name="P3"><text:span text:style-name="T7">else</text:span> <text:span text:style-name="T7">if</text:span> (<text:span text:style-name="T1">direction</text:span> == <text:span text:style-name="T3">"down"</text:span>)</text:p>
      <text:p text:style-name="P3">{</text:p>
      <text:p text:style-name="P3"><text:span text:style-name="T1">y</text:span> += <text:span text:style-name="T5">1</text:span>;</text:p>
      <text:p text:style-name="P3">}</text:p>
      <text:p text:style-name="P3"><text:span text:style-name="T7">else</text:span> <text:span text:style-name="T7">if</text:span> (<text:span text:style-name="T1">direction</text:span> == <text:span text:style-name="T3">"up"</text:span>)</text:p>
      <text:p text:style-name="P3">{</text:p>
      <text:p text:style-name="P3"><text:span text:style-name="T1">y</text:span> -= <text:span text:style-name="T5">1</text:span>;</text:p>
      <text:p text:style-name="P3">}</text:p>
      <text:p text:style-name="P9"/>
      <text:p text:style-name="P9"/>
      <text:p text:style-name="P10">Validações de posicionamento novo dentro da tela</text:p>
      <text:p text:style-name="P10"/>
      <text:p text:style-name="P10"/>
      <text:p text:style-name="P3"><text:span text:style-name="T1">xPoints</text:span>[<text:span text:style-name="T5">0</text:span>] = <text:span text:style-name="T1">x</text:span>;</text:p>
      <text:p text:style-name="P3"><text:span text:style-name="T1">yPoints</text:span>[<text:span text:style-name="T5">0</text:span>] = <text:span text:style-name="T1">y</text:span>;</text:p>
      <text:p text:style-name="P7"/>
      <text:p text:style-name="P3"><text:soft-page-break/><text:span text:style-name="T7">for</text:span> (<text:span text:style-name="T2">int</text:span> l = (<text:span text:style-name="T1">xPoints</text:span>.<text:span text:style-name="T1">Length</text:span> - <text:span text:style-name="T5">1</text:span>); <text:span text:style-name="T1">l</text:span> &gt; <text:span text:style-name="T5">0</text:span>; <text:span text:style-name="T1">l</text:span>--)</text:p>
      <text:p text:style-name="P3">{</text:p>
      <text:p text:style-name="P3"><text:span text:style-name="T1">xPoints</text:span>[<text:span text:style-name="T1">l</text:span>] = <text:span text:style-name="T1">xPoints</text:span>[<text:span text:style-name="T1">l</text:span> - <text:span text:style-name="T5">1</text:span>];</text:p>
      <text:p text:style-name="P3"><text:span text:style-name="T1">yPoints</text:span>[<text:span text:style-name="T1">l</text:span>] = <text:span text:style-name="T1">yPoints</text:span>[<text:span text:style-name="T1">l</text:span> - <text:span text:style-name="T5">1</text:span>];</text:p>
      <text:p text:style-name="P3">}</text:p>
      <text:p text:style-name="P12"/>
      <text:p text:style-name="P8">try</text:p>
      <text:p text:style-name="P3">{</text:p>
      <text:p text:style-name="P3"><text:span text:style-name="T1">Console</text:span>.<text:span text:style-name="T4">SetCursorPosition</text:span>(<text:span text:style-name="T1">xPoints</text:span>[<text:span text:style-name="T5">0</text:span>], <text:span text:style-name="T1">yPoints</text:span>[<text:span text:style-name="T5">0</text:span>]);</text:p>
      <text:p text:style-name="P3">}</text:p>
      <text:p text:style-name="P3"><text:span text:style-name="T7">catch</text:span> (<text:span text:style-name="T6">System</text:span>.<text:span text:style-name="T6">ArgumentOutOfRangeException</text:span>)</text:p>
      <text:p text:style-name="P3">{</text:p>
      <text:p text:style-name="P3"><text:span text:style-name="T1">alive</text:span> = <text:span text:style-name="T2">false</text:span>;</text:p>
      <text:p text:style-name="P3">}</text:p>
      <text:p text:style-name="P3"><text:span text:style-name="T7">if</text:span> (<text:span text:style-name="T1">colourTog</text:span> == <text:span text:style-name="T5">2</text:span>)</text:p>
      <text:p text:style-name="P3">{</text:p>
      <text:p text:style-name="P3"><text:span text:style-name="T1">Console</text:span>.<text:span text:style-name="T1">BackgroundColor</text:span> = <text:span text:style-name="T1">ConsoleColor</text:span>.<text:span text:style-name="T1">DarkGreen</text:span>;</text:p>
      <text:p text:style-name="P3">}</text:p>
      <text:p text:style-name="P8">else</text:p>
      <text:p text:style-name="P3">{</text:p>
      <text:p text:style-name="P3"><text:span text:style-name="T1">colourTog</text:span> = <text:span text:style-name="T5">1</text:span>;</text:p>
      <text:p text:style-name="P3"><text:span text:style-name="T1">Console</text:span>.<text:span text:style-name="T1">BackgroundColor</text:span> = <text:span text:style-name="T1">ConsoleColor</text:span>.<text:span text:style-name="T1">Green</text:span>;</text:p>
      <text:p text:style-name="P3">}</text:p>
      <text:p text:style-name="P3"><text:span text:style-name="T1">Console</text:span>.<text:span text:style-name="T1">ForegroundColor</text:span> = <text:span text:style-name="T1">fgColor</text:span>;</text:p>
      <text:p text:style-name="P3"><text:span text:style-name="T1">Console</text:span>.<text:span text:style-name="T4">Write</text:span>(<text:span text:style-name="T3">"*"</text:span>);</text:p>
      <text:p text:style-name="P7"/>
      <text:p text:style-name="P8">try</text:p>
      <text:p text:style-name="P3">{</text:p>
      <text:p text:style-name="P3"><text:span text:style-name="T1">Console</text:span>.<text:span text:style-name="T4">SetCursorPosition</text:span>(<text:span text:style-name="T1">xPoints</text:span>[<text:span text:style-name="T1">xPoints</text:span>.<text:span text:style-name="T1">Length</text:span> - <text:span text:style-name="T5">1</text:span>], <text:span text:style-name="T1">yPoints</text:span>[<text:span text:style-name="T1">yPoints</text:span>.<text:span text:style-name="T1">Length</text:span> - <text:span text:style-name="T5">1</text:span>]);</text:p>
      <text:p text:style-name="P3">}</text:p>
      <text:p text:style-name="P3"><text:span text:style-name="T7">catch</text:span> (<text:span text:style-name="T6">System</text:span>.<text:span text:style-name="T6">ArgumentOutOfRangeException</text:span>)</text:p>
      <text:p text:style-name="P3">{</text:p>
      <text:p text:style-name="P3"><text:span text:style-name="T1">alive</text:span> = <text:span text:style-name="T2">false</text:span>;</text:p>
      <text:p text:style-name="P3">}</text:p>
      <text:p text:style-name="P3"><text:span text:style-name="T1">Console</text:span>.<text:span text:style-name="T1">BackgroundColor</text:span> = <text:span text:style-name="T1">bgColor</text:span>;</text:p>
      <text:p text:style-name="P3"><text:span text:style-name="T1">Console</text:span>.<text:span text:style-name="T4">Write</text:span>(<text:span text:style-name="T3">" "</text:span>);</text:p>
      <text:p text:style-name="P10"/>
      <text:p text:style-name="P10"/>
      <text:p text:style-name="P10">Controle do crescimento do Snake e acrescimo de pontuação</text:p>
      <text:p text:style-name="P10"/>
      <text:p text:style-name="P6"><text:span text:style-name="T7">if</text:span> (<text:span text:style-name="T1">x</text:span> == <text:span text:style-name="T1">pelletX</text:span> &amp; <text:span text:style-name="T1">y</text:span> == <text:span text:style-name="T1">pelletY</text:span>)</text:p>
      <text:p text:style-name="P3">{</text:p>
      <text:p text:style-name="P3"><text:span text:style-name="T1">pelletOn</text:span> = <text:span text:style-name="T2">false</text:span>;</text:p>
      <text:p text:style-name="P3"><text:span text:style-name="T1">snakeLength</text:span> += <text:span text:style-name="T5">1</text:span>;</text:p>
      <text:p text:style-name="P3"><text:span text:style-name="T1">delay</text:span> -= <text:span text:style-name="T1">delay</text:span>/<text:span text:style-name="T5">16</text:span>;</text:p>
      <text:p text:style-name="P3"><text:span text:style-name="T2">new</text:span> <text:span text:style-name="T6">Thread</text:span>(() =&gt; <text:span text:style-name="T1">Console</text:span>.<text:span text:style-name="T4">Beep</text:span>(<text:span text:style-name="T5">320</text:span>,<text:span text:style-name="T5">250</text:span>)).<text:span text:style-name="T4">Start</text:span>();</text:p>
      <text:p text:style-name="P3">}</text:p>
      <text:p text:style-name="P7"/>
      <text:p text:style-name="P3"><text:span text:style-name="T7">for</text:span> (<text:span text:style-name="T2">int</text:span> l = (<text:span text:style-name="T1">xPoints</text:span>.<text:span text:style-name="T1">Length</text:span> - <text:span text:style-name="T5">1</text:span>); <text:span text:style-name="T1">l</text:span> &gt; <text:span text:style-name="T5">1</text:span>; <text:span text:style-name="T1">l</text:span>--)</text:p>
      <text:p text:style-name="P3">{</text:p>
      <text:p text:style-name="P3"><text:soft-page-break/><text:span text:style-name="T7">if</text:span> (<text:span text:style-name="T1">xPoints</text:span>[<text:span text:style-name="T1">l</text:span>] == <text:span text:style-name="T1">xPoints</text:span>[<text:span text:style-name="T5">0</text:span>] &amp; <text:span text:style-name="T1">yPoints</text:span>[<text:span text:style-name="T1">l</text:span>] == <text:span text:style-name="T1">yPoints</text:span>[<text:span text:style-name="T5">0</text:span>])</text:p>
      <text:p text:style-name="P3">{</text:p>
      <text:p text:style-name="P3"><text:span text:style-name="T1">alive</text:span> = <text:span text:style-name="T2">false</text:span>;</text:p>
      <text:p text:style-name="P3">}</text:p>
      <text:p text:style-name="P7"/>
      <text:p text:style-name="P3">}</text:p>
      <text:p text:style-name="P3"><text:span text:style-name="T1">score</text:span> = ((<text:span text:style-name="T1">snakeLength</text:span>) - <text:span text:style-name="T5">8</text:span>);</text:p>
      <text:p text:style-name="P3"><text:span text:style-name="T1">Console</text:span>.<text:span text:style-name="T4">SetCursorPosition</text:span>(<text:span text:style-name="T5">2</text:span>, <text:span text:style-name="T5">2</text:span>);</text:p>
      <text:p text:style-name="P3"><text:span text:style-name="T1">Console</text:span>.<text:span text:style-name="T1">ForegroundColor</text:span> = <text:span text:style-name="T1">ConsoleColor</text:span>.<text:span text:style-name="T1">White</text:span>;</text:p>
      <text:p text:style-name="P3"><text:span text:style-name="T1">Console</text:span>.<text:span text:style-name="T1">BackgroundColor</text:span> = <text:span text:style-name="T1">ConsoleColor</text:span>.<text:span text:style-name="T1">Black</text:span>;</text:p>
      <text:p text:style-name="P3"><text:span text:style-name="T1">Console</text:span>.<text:span text:style-name="T4">Write</text:span>(<text:span text:style-name="T3">"Score: {0} "</text:span>, <text:span text:style-name="T1">score</text:span>);</text:p>
      <text:p text:style-name="P10"/>
      <text:p text:style-name="P10"/>
      <text:p text:style-name="P10">Thread de execução e goto par ao inicio do Game</text:p>
      <text:p text:style-name="P10"/>
      <text:p text:style-name="P6"><text:span text:style-name="T2">new</text:span> <text:span text:style-name="T6">Thread</text:span>(() =&gt; <text:span text:style-name="T1">Console</text:span>.<text:span text:style-name="T4">Beep</text:span>(<text:span text:style-name="T5">37</text:span>, <text:span text:style-name="T5">1</text:span>)).<text:span text:style-name="T4">Start</text:span>();</text:p>
      <text:p text:style-name="P3"><text:span text:style-name="T1">Console</text:span>.<text:span text:style-name="T1">BackgroundColor</text:span> = <text:span text:style-name="T1">ConsoleColor</text:span>.<text:span text:style-name="T1">Black</text:span>;</text:p>
      <text:p text:style-name="P3"><text:span text:style-name="T1">Console</text:span>.<text:span text:style-name="T4">Clear</text:span>();</text:p>
      <text:p text:style-name="P11">/*</text:p>
      <text:p text:style-name="P7"/>
      <text:p text:style-name="P11">Console.Beep(2093, 260);</text:p>
      <text:p text:style-name="P7"/>
      <text:p text:style-name="P11">Console.Beep(1319, 260);</text:p>
      <text:p text:style-name="P7"/>
      <text:p text:style-name="P11">Console.Beep(1047, 260);</text:p>
      <text:p text:style-name="P7"/>
      <text:p text:style-name="P11">Console.Beep(1319, 260);</text:p>
      <text:p text:style-name="P7"/>
      <text:p text:style-name="P11">Console.Beep(1760, 260);</text:p>
      <text:p text:style-name="P7"/>
      <text:p text:style-name="P11">Console.Beep(1319, 260);</text:p>
      <text:p text:style-name="P7"/>
      <text:p text:style-name="P11">Console.Beep(932, 260);</text:p>
      <text:p text:style-name="P7"/>
      <text:p text:style-name="P11">Console.Beep(784, 260);</text:p>
      <text:p text:style-name="P12"/>
      <text:p text:style-name="P11">Console.Beep(2093, 200);</text:p>
      <text:p text:style-name="P7"/>
      <text:p text:style-name="P11">Console.Beep(1319, 200);</text:p>
      <text:p text:style-name="P7"/>
      <text:p text:style-name="P11">Console.Beep(1047, 200);</text:p>
      <text:p text:style-name="P7"/>
      <text:p text:style-name="P11">Console.Beep(1319, 200);</text:p>
      <text:p text:style-name="P7"/>
      <text:p text:style-name="P11">Console.Beep(1760, 200);</text:p>
      <text:p text:style-name="P7"/>
      <text:p text:style-name="P11">Console.Beep(1319, 200);</text:p>
      <text:p text:style-name="P11">*/</text:p>
      <text:p text:style-name="P7"/>
      <text:p text:style-name="P3"><text:span text:style-name="T1">Console</text:span>.<text:span text:style-name="T4">Beep</text:span>(<text:span text:style-name="T5">831</text:span>, <text:span text:style-name="T5">250</text:span>);</text:p>
      <text:p text:style-name="P12"><text:soft-page-break/></text:p>
      <text:p text:style-name="P3"><text:span text:style-name="T1">Console</text:span>.<text:span text:style-name="T4">Beep</text:span>(<text:span text:style-name="T5">785</text:span>, <text:span text:style-name="T5">250</text:span>);</text:p>
      <text:p text:style-name="P7"/>
      <text:p text:style-name="P3"><text:span text:style-name="T6">ConsoleColor</text:span>[] colors = (<text:span text:style-name="T6">ConsoleColor</text:span>[])<text:span text:style-name="T1">ConsoleColor</text:span>.<text:span text:style-name="T4">GetValues</text:span>(<text:span text:style-name="T2">typeof</text:span>(<text:span text:style-name="T6">ConsoleColor</text:span>));</text:p>
      <text:p text:style-name="P7"/>
      <text:p text:style-name="P3"><text:span text:style-name="T7">for</text:span> (<text:span text:style-name="T2">int</text:span> i = <text:span text:style-name="T5">0</text:span>; <text:span text:style-name="T1">i</text:span> &lt; <text:span text:style-name="T5">1</text:span>; <text:span text:style-name="T1">i</text:span>++)</text:p>
      <text:p text:style-name="P3">{</text:p>
      <text:p text:style-name="P3"><text:span text:style-name="T7">foreach</text:span> (<text:span text:style-name="T2">var</text:span> color <text:span text:style-name="T7">in</text:span> <text:span text:style-name="T1">colors</text:span>)</text:p>
      <text:p text:style-name="P3">{</text:p>
      <text:p text:style-name="P3"><text:span text:style-name="T1">Console</text:span>.<text:span text:style-name="T4">SetCursorPosition</text:span>(<text:span text:style-name="T5">0</text:span>, <text:span text:style-name="T5">0</text:span>);</text:p>
      <text:p text:style-name="P3"><text:span text:style-name="T1">Console</text:span>.<text:span text:style-name="T1">ForegroundColor</text:span> = <text:span text:style-name="T1">color</text:span>;</text:p>
      <text:p text:style-name="P3"><text:span text:style-name="T1">Console</text:span>.<text:span text:style-name="T4">Clear</text:span>();</text:p>
      <text:p text:style-name="P3"><text:span text:style-name="T1">Console</text:span>.<text:span text:style-name="T4">WriteLine</text:span>(<text:span text:style-name="T3">"\n\n\n\n\n"</text:span>);</text:p>
      <text:p text:style-name="P3"><text:span text:style-name="T1">Console</text:span>.<text:span text:style-name="T4">WriteLine</text:span>(<text:span text:style-name="T3">"\n Game over :("</text:span>);</text:p>
      <text:p text:style-name="P3"><text:span text:style-name="T1">Console</text:span>.<text:span text:style-name="T4">WriteLine</text:span>(<text:span text:style-name="T3">"\n\n Your score was: {0} !"</text:span>, <text:span text:style-name="T1">score</text:span>);</text:p>
      <text:p text:style-name="P3"><text:span text:style-name="T1">System</text:span>.<text:span text:style-name="T1">Threading</text:span>.<text:span text:style-name="T1">Thread</text:span>.<text:span text:style-name="T4">Sleep</text:span>(<text:span text:style-name="T5">100</text:span>);</text:p>
      <text:p text:style-name="P3">}</text:p>
      <text:p text:style-name="P3">}</text:p>
      <text:p text:style-name="P3"><text:span text:style-name="T1">Thread</text:span>.<text:span text:style-name="T4">Sleep</text:span>(<text:span text:style-name="T5">1000</text:span>);</text:p>
      <text:p text:style-name="P3"><text:span text:style-name="T1">Console</text:span>.<text:span text:style-name="T4">WriteLine</text:span>(<text:span text:style-name="T3">"\n\n\n\n\n\n -- Press Any Key To Continue --"</text:span>);</text:p>
      <text:p text:style-name="P3"><text:span text:style-name="T1">Thread</text:span>.<text:span text:style-name="T4">Sleep</text:span>(<text:span text:style-name="T5">500</text:span>);</text:p>
      <text:p text:style-name="P3"><text:span text:style-name="T1">Console</text:span>.<text:span text:style-name="T4">ReadKey</text:span>(<text:span text:style-name="T2">true</text:span>);</text:p>
      <text:p text:style-name="P3"><text:span text:style-name="T1">Console</text:span>.<text:span text:style-name="T4">ReadKey</text:span>(<text:span text:style-name="T2">true</text:span>);</text:p>
      <text:p text:style-name="P3"><text:span text:style-name="T7">goto</text:span> game;</text:p>
      <text:p text:style-name="P3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0:05:14.928666695</meta:creation-date>
    <dc:date>2017-08-14T10:27:56.030055763</dc:date>
    <meta:editing-duration>PT2M20S</meta:editing-duration>
    <meta:editing-cycles>1</meta:editing-cycles>
    <meta:document-statistic meta:table-count="0" meta:image-count="0" meta:object-count="0" meta:page-count="6" meta:paragraph-count="215" meta:word-count="628" meta:character-count="4483" meta:non-whitespace-character-count="4073"/>
    <meta:generator>LibreOffice/5.1.6.2$Linux_X86_64 LibreOffice_project/10m0$Build-2</meta:generator>
  </office:meta>
</office:document-meta>
</file>